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body {<text:line-break/> <text:s/>font-family: Arial, sans-serif;<text:line-break/> <text:s/>margin: 0;<text:line-break/> <text:s/>padding: 0;<text:line-break/> <text:s/>background-color: #f0f0f0;<text:line-break/>}<text:line-break/><text:line-break/>h1 {<text:line-break/> <text:s/>text-align: center;<text:line-break/> <text:s/>margin-top: 20px;<text:line-break/>}<text:line-break/><text:line-break/>#agenda {<text:line-break/> <text:s/>max-width: 600px;<text:line-break/> <text:s/>margin: 0 auto;<text:line-break/> <text:s/>padding: 20px;<text:line-break/> <text:s/>background-color: #fff;<text:line-break/> <text:s/>box-shadow: 0 0 10px rgba(0, 0, 0, 0.1);<text:line-break/>}<text:line-break/><text:line-break/>h2 {<text:line-break/> <text:s/>color: #333;<text:line-break/>}<text:line-break/><text:line-break/>form {<text:line-break/> <text:s/>margin-bottom: 20px;<text:line-break/>}<text:line-break/><text:line-break/>label {<text:line-break/> <text:s/>display: block;<text:line-break/> <text:s/>margin-bottom: 5px;<text:line-break/>}<text:line-break/><text:line-break/>input {<text:line-break/> <text:s/>width: 100%;<text:line-break/> <text:s/>padding: 8px;<text:line-break/> <text:s/>margin-bottom: 10px;<text:line-break/>}<text:line-break/><text:line-break/>button {<text:line-break/> <text:s/>padding: 10px 15px;<text:line-break/> <text:s/>background-color: #4CAF50;<text:line-break/> <text:s/>color: white;<text:line-break/> <text:s/>border: none;<text:line-break/> <text:s/>cursor: pointer;<text:line-break/>}<text:line-break/><text:line-break/>button:hover {<text:line-break/> <text:s/>background-color: #45a049;<text:line-break/>}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12-06T10:02:06.028000000</dc:date>
    <meta:editing-duration>PT6S</meta:editing-duration>
    <meta:editing-cycles>1</meta:editing-cycles>
    <meta:document-statistic meta:table-count="0" meta:image-count="0" meta:object-count="0" meta:page-count="1" meta:paragraph-count="1" meta:word-count="84" meta:character-count="619" meta:non-whitespace-character-count="479"/>
    <meta:generator>LibreOffice/7.1.5.2$Windows_X86_64 LibreOffice_project/85f04e9f809797b8199d13c421bd8a2b025d52b5</meta:generator>
  </office:meta>
</office:document-meta>
</file>